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text-position="0% 100%" style:font-name="Trebuchet MS"/>
    </style:style>
    <style:style style:name="P8" style:family="paragraph" style:parent-style-name="Standard">
      <style:paragraph-properties fo:break-before="page"/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0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1" style:family="paragraph" style:parent-style-name="Standard">
      <style:text-properties style:font-name="Trebuchet MS" style:text-underline-style="none"/>
    </style:style>
    <style:style style:name="P12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3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384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94cm" svg:height="1.998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6.743cm" svg:height="1.41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7.822cm" svg:height="2.939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4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1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97cm" svg:height="1.415cm" draw:z-index="32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35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P3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876cm" svg:height="1.272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17.235cm" svg:height="1.434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2.864cm" svg:height="1.272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5.616cm" svg:height="1.434cm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3">Should we also define this function when betSize = 0?</text:p>
      <text:p text:style-name="P7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40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8">Formula to convert from (PCT, WL) to (wins, splits, loss):</text:p>
      <text:p text:style-name="P9"><draw:frame draw:style-name="fr1" draw:name="Object26" text:anchor-type="as-char" svg:width="3.067cm" svg:height="1.02cm" draw:z-index="41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2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<draw:frame draw:style-name="fr1" draw:name="Object30" text:anchor-type="as-char" svg:width="4.764cm" svg:height="0.529cm" draw:z-index="4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7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5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0"><draw:frame draw:style-name="fr1" draw:name="Object44" text:anchor-type="as-char" svg:width="3.067cm" svg:height="1.02cm" draw:z-index="28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9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1"><text:span text:style-name="T7">(2PCT – 1) = </text:span><text:span text:style-name="T8">wins</text:span><text:span text:style-name="T7"> – </text:span><text:span text:style-name="T8">losses</text:span></text:p>
      <text:p text:style-name="P12"><text:span text:style-name="T8">splits</text:span> = (PCT<text:span text:style-name="T8"> – win</text:span><text:span text:style-name="T9">s)×2</text:span></text:p>
      <text:p text:style-name="P13"/>
      <text:p text:style-name="P13">Special cases: WL = 0, (2<text:span text:style-name="T10">×</text:span>PCT – 1) = 0, WL = 1, WL = 0.5, PCT = 1;</text:p>
      <text:p text:style-name="P13">Dangerous cases: WL = 0.5;</text:p>
      <text:p text:style-name="P13"/>
      <text:p text:style-name="P13">When splits = 1, WL (0/0) would originally be saved as 0. This is PCT = 0.5. (Handled by default)</text:p>
      <text:p text:style-name="P13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8-29T18:57:49</dc:date>
    <dc:language>en-US</dc:language>
    <meta:editing-cycles>84</meta:editing-cycles>
    <meta:editing-duration>P4DT22H55M50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53" meta:page-count="7" meta:paragraph-count="94" meta:word-count="676" meta:character-count="368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row>
                    <math:mn>1</math:mn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 (f + f_d)}} times left( m + left(e-m right)cdot left( 1 - m over e right)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f_pot 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p>
                  <math:mi math:fontstyle="italic">de</math:mi>
                  <math:mtext>*</math:mtext>
                </math:m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i>m</math:mi>
                          <math:mo math:stretchy="false"></math:mo>
                          <math:mrow>
                            <math:mfenced math:open="" math:close="">
                              <math:mrow>
                                <math:mi>e</math:mi>
                                <math:mo math:stretchy="false">−</math:mo>
                                <math:mi>m</math:mi>
                              </math:mrow>
                            </math:mfenced>
                            <math:mo math:stretchy="false">⋅</math:mo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</math:mrow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 (f + f_d) times left( m + left(e-m right)cdot left( 1 - m over e right) right)
		}
	
		over
		
		left(
			m+1+ {{f_pot + e^"*" (f + f_d) times left( m + left(e-m right)cdot left( 1 - m over e right)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{n+1} = betSize times pctWillCall left( betSize over { betSize + chips_pot + e^"*"_n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 betSize over { betSize + chips_pot + e^"*"_n} right)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i math:fontstyle="italic">betSize</math:mi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0 = betSize + chips_pot ~,~~ e^"*"_{n+1} = betSize times pctWillCall left( betSize over {betSize +  e^"*"_n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betSize over {betSize + e^"*"_n} right)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